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ふい字Ｐ" svg:font-family="ふい字Ｐ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_28_Rounded_29_" svg:stroke-width="0.028cm" svg:stroke-color="#616161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53cm" svg:stroke-color="#7b1fa2" draw:marker-start-width="0.279cm" draw:marker-end-width="0.279cm" draw:fill="none" draw:textarea-horizontal-align="justify" draw:textarea-vertical-align="middle" draw:auto-grow-height="false" fo:min-height="0.99cm" fo:min-width="0.053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Dot_20__28_Rounded_29_" svg:stroke-width="0.018cm" draw:marker-start-width="0.227cm" draw:marker-end-width="0.227cm" svg:stroke-linecap="round" draw:textarea-horizontal-align="justify" draw:textarea-vertical-align="middle" draw:auto-grow-height="false" fo:min-height="0cm" fo:min-width="0.112cm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" style:family="graphic" style:parent-style-name="standard">
      <style:graphic-properties draw:stroke="none" draw:fill-color="#000000"/>
    </style:style>
    <style:style style:name="gr6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.10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05cm"/>
      <style:paragraph-properties style:writing-mode="lr-tb"/>
    </style:style>
    <style:style style:name="gr9" style:family="graphic" style:parent-style-name="standard">
      <style:graphic-properties svg:stroke-width="0.018cm" svg:stroke-color="#ff6f00" draw:marker-start-width="0.227cm" draw:marker-end-width="0.227cm" draw:fill-color="#ffb300" draw:opacity="75%" draw:textarea-horizontal-align="justify" draw:textarea-vertical-align="middle" draw:auto-grow-height="false" fo:min-height="0cm" fo:min-width="0.249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e91e63" draw:marker-start-width="0.227cm" draw:marker-end-width="0.227cm" draw:fill-color="#f48fb1" draw:textarea-horizontal-align="justify" draw:textarea-vertical-align="middle" draw:auto-grow-height="false" fo:min-height="0cm" fo:min-width="0.071cm" fo:padding-top="0.134cm" fo:padding-bottom="0.134cm" fo:padding-left="0.259cm" fo:padding-right="0.259cm"/>
    </style:style>
    <style:style style:name="gr11" style:family="graphic" style:parent-style-name="standard">
      <style:graphic-properties draw:stroke="dash" draw:stroke-dash="Dot_20__28_Rounded_29_" svg:stroke-width="0.018cm" svg:stroke-color="#e91e63" draw:marker-start-width="0.227cm" draw:marker-end-width="0.227cm" svg:stroke-linecap="round" draw:fill-color="#f48fb1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353cm"/>
      <style:paragraph-properties style:writing-mode="lr-tb"/>
    </style:style>
    <style:style style:name="gr13" style:family="graphic" style:parent-style-name="objectwithoutfill">
      <style:graphic-properties svg:stroke-width="0.028cm" svg:stroke-color="#880e4f" draw:marker-start="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212121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212121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5" style:family="paragraph">
      <style:paragraph-properties fo:text-align="center"/>
      <style:text-properties fo:color="#e65100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e65100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7" style:family="paragraph">
      <loext:graphic-properties draw:fill-color="#ffb300" draw:opacity="75%"/>
      <style:paragraph-properties fo:text-align="center"/>
    </style:style>
    <style:style style:name="P8" style:family="paragraph">
      <style:paragraph-properties fo:text-align="center"/>
      <style:text-properties fo:color="#1a237e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1a237e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loext:graphic-properties draw:fill-color="#f48fb1"/>
      <style:paragraph-properties fo:text-align="center"/>
    </style:style>
    <style:style style:name="P11" style:family="paragraph">
      <style:paragraph-properties fo:text-align="start"/>
      <style:text-properties fo:color="#880e4f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color="#880e4f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13" style:family="paragraph">
      <style:paragraph-properties fo:text-align="center"/>
      <style:text-properties fo:color="#8e24aa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8e24aa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212121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212121" loext:opacity="100%" style:font-name="あずきフォントP" fo:font-size="10pt" fo:font-style="normal" fo:font-weight="bold" fo:background-color="#fff59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e65100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e65100" loext:opacity="100%" style:font-name="あずきフォントP" fo:font-size="10pt" fo:font-style="normal" fo:font-weight="bold" fo:background-color="#fff59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e65100" loext:opacity="100%" style:font-name="あずきフォントP" fo:font-size="10pt" fo:font-style="italic" fo:font-weight="bold" style:font-name-asian="あずきフォントP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color="#1a237e" loext:opacity="100%" style:font-name="あずきフォントP" fo:font-size="10pt" fo:font-style="normal" fo:font-weight="bold" fo:background-color="#fff59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1a237e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1a237e" loext:opacity="100%" style:font-name="あずきフォントP" fo:font-size="10pt" fo:font-style="italic" fo:font-weight="bold" style:font-name-asian="あずきフォントP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880e4f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8e24aa" loext:opacity="100%" style:font-name="あずきフォントP" fo:font-size="10pt" fo:font-style="normal" fo:font-weight="bold" style:font-name-asian="あずきフォントP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8e24aa" loext:opacity="100%" style:font-name="あずきフォントP" fo:font-size="10pt" fo:font-style="normal" fo:font-weight="bold" fo:background-color="#fff59d" style:font-name-asian="あずきフォントP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0.7cm" svg:y1="3.929cm" svg:x2="3.3cm" svg:y2="1.924cm">
          <text:p/>
        </draw:line>
        <draw:custom-shape draw:style-name="gr2" draw:text-style-name="P1" draw:layer="layout" svg:width="0.829cm" svg:height="1.8cm" draw:transform="rotate (0.645771823237902) translate (2.2cm 1.6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369cm" svg:y1="1.87cm" svg:x2="4.536cm" svg:y2="0.97cm">
          <text:p/>
        </draw:line>
        <draw:custom-shape draw:style-name="gr3" draw:text-style-name="P2" draw:layer="layout" svg:width="0.718cm" svg:height="0.2cm" draw:transform="rotate (-1.22173047639603) translate (2.413cm 1.3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4" svg:width="0.4cm" svg:height="0.4cm" svg:x="3.466cm" svg:y="2.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aw:custom-shape draw:style-name="gr6" draw:text-style-name="P2" draw:layer="layout" svg:width="0.709cm" svg:height="0.2cm" draw:transform="rotate (1.83259571459405) translate (3.761cm 3.0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2.1cm" svg:height="0.603cm" svg:x="1.309cm" svg:y="2.87cm">
          <draw:text-box>
            <text:p text:style-name="P3"><text:span text:style-name="T1">回転の</text:span><text:span text:style-name="T2">軸</text:span></text:p>
          </draw:text-box>
        </draw:frame>
        <draw:frame draw:style-name="gr8" draw:text-style-name="P6" draw:layer="layout" svg:width="2.5cm" svg:height="0.955cm" svg:x="2.9cm" svg:y="0.9cm">
          <draw:text-box>
            <text:p text:style-name="P5"><text:span text:style-name="T3">回転の</text:span><text:span text:style-name="T4">向き</text:span><text:span text:style-name="T3">:</text:span><text:span text:style-name="T5">L</text:span></text:p>
          </draw:text-box>
        </draw:frame>
        <draw:custom-shape draw:style-name="gr9" draw:text-style-name="P7" draw:layer="layout" svg:width="0.875cm" svg:height="0.2cm" draw:transform="rotate (-2.47836753783195) translate (3.738cm 1.7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2.1cm" svg:height="0.603cm" svg:x="3.4cm" svg:y="2.7cm">
          <draw:text-box>
            <text:p text:style-name="P8"><text:span text:style-name="T6">速度</text:span><text:span text:style-name="T7">:</text:span><text:span text:style-name="T8">v</text:span></text:p>
          </draw:text-box>
        </draw:frame>
        <draw:custom-shape draw:style-name="gr10" draw:text-style-name="P10" draw:layer="layout" svg:width="0.652cm" svg:height="0.1cm" draw:transform="rotate (-0.15707963267949) translate (3.015cm 2.108cm)">
          <text:p/>
          <draw:enhanced-geometry svg:viewBox="0 0 21600 21600" draw:text-areas="0 ?f0 ?f5 ?f2" draw:mirror-horizontal="true" draw:mirror-vertical="true" draw:type="right-arrow" draw:modifiers="16902.9096477795 6629.702970297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0.496cm" svg:height="0.091cm" draw:transform="rotate (2.94960643587042) translate (2.999cm 2.208cm)">
          <text:p/>
          <draw:enhanced-geometry svg:viewBox="0 0 21600 21600" draw:text-areas="0 ?f0 ?f5 ?f2" draw:mirror-horizontal="true" draw:mirror-vertical="true" draw:type="right-arrow" draw:modifiers="16902.9096477795 6629.702970297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.634cm" svg:height="0.603cm" svg:x="3.708cm" svg:y="1.616cm">
          <draw:text-box>
            <text:p text:style-name="P11"><text:span text:style-name="T9">向心力</text:span></text:p>
          </draw:text-box>
        </draw:frame>
        <draw:frame draw:style-name="gr7" draw:text-style-name="P14" draw:layer="layout" svg:width="2.1cm" svg:height="0.955cm" svg:x="0.8cm" svg:y="0.624cm">
          <draw:text-box>
            <text:p text:style-name="P13"><text:span text:style-name="T10">回転</text:span><text:span text:style-name="T11">軌道</text:span><text:span text:style-name="T10">(</text:span><text:span text:style-name="T10">円</text:span><text:span text:style-name="T10">)</text:span></text:p>
          </draw:text-box>
        </draw:frame>
        <draw:line draw:style-name="gr13" draw:text-style-name="P1" draw:layer="layout" svg:x1="3.874cm" svg:y1="1.948cm" svg:x2="3.369cm" svg:y2="2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ふい字Ｐ" svg:font-family="ふい字Ｐ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7 20 13" svg:d="M0 20l10-13 10 13z"/>
    <draw:marker draw:name="線の終点_20_2" draw:display-name="線の終点 2" svg:viewBox="0 826 1131 754" svg:d="M566 826l-566 754 114-85 136-68 148-46 161-17 161 13 153 46 140 68 118 89z"/>
    <draw:marker draw:name="線の終点_20_3" draw:display-name="線の終点 3" svg:viewBox="0 0 20 40" svg:d="M0 40l10-40 10 40z"/>
    <draw:marker draw:name="線の終点_20_4" draw:display-name="線の終点 4" svg:viewBox="0 0 1131 1580" svg:d="M1013 1491l118 89-567-1580-564 1580 114-85 136-68 148-46 161-17 161 13 153 46z"/>
    <draw:marker draw:name="線の終点_20_5" draw:display-name="線の終点 5" svg:viewBox="-10 0 10 15" svg:d="M0 0zM-5 0l-5 15h5z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24T05:51:29.545648823</dc:date>
    <meta:editing-duration>PT2H24S</meta:editing-duration>
    <meta:editing-cycles>41</meta:editing-cycles>
    <meta:generator>LibreOffice/7.3.6.2$Linux_X86_64 LibreOffice_project/30$Build-2</meta:generator>
    <meta:document-statistic meta:object-count="16"/>
  </office:meta>
</office:document-meta>
</file>